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1b8" officeooo:paragraph-rsid="001f71b8"/>
    </style:style>
    <style:style style:name="T1" style:family="text">
      <style:text-properties officeooo:rsid="00213e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 <text:s/>- <text:span text:style-name="T1">arquivo só para salvar o primeiro commi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23T18:37:24.640397032</meta:creation-date>
    <dc:date>2025-04-23T20:10:25.629699599</dc:date>
    <meta:editing-duration>PT1H22M1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9" meta:character-count="51" meta:non-whitespace-character-count="42"/>
  </office:meta>
</office:document-meta>
</file>